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ork Sans" svg:font-family="'Work Sans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cc4125" style:text-line-through-style="none" style:text-line-through-type="none" style:font-name="Work Sans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Work Sans" fo:font-size="10pt" fo:font-style="italic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Work Sans" fo:font-size="10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1155cc" style:text-line-through-style="none" style:text-line-through-type="none" style:font-name="Work Sans" fo:font-size="10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10831aa-7fff-a36b-0c1c-a43f56efa4a6"/>10/10/2018</text:p>
      <text:p text:style-name="P1">top #1</text:p>
      <text:p text:style-name="Text_20_body"/>
      <text:p text:style-name="P4"><text:a xlink:type="simple" xlink:href="https://open.spotify.com/track/4w8niZpiMy6qz1mntFA5uM" text:style-name="Internet_20_link" text:visited-style-name="Visited_20_Internet_20_Link"><text:span text:style-name="T1">Taki Taki (with Selena Gomez, Ozuna &amp; Cardi B)</text:span></text:a></text:p>
      <text:p text:style-name="P4"><text:a xlink:type="simple" xlink:href="https://open.spotify.com/track/4w8niZpiMy6qz1mntFA5uM" text:style-name="Internet_20_link" text:visited-style-name="Visited_20_Internet_20_Link"><text:span text:style-name="T2">– </text:span></text:a><text:a xlink:type="simple" xlink:href="https://open.spotify.com/track/4w8niZpiMy6qz1mntFA5uM" text:style-name="Internet_20_link" text:visited-style-name="Visited_20_Internet_20_Link"><text:span text:style-name="T1">DJ Snake, Selena Gomez, Ozuna, Cardi B</text:span></text:a><text:span text:style-name="T3"> </text:span></text:p>
      <text:p text:style-name="Text_20_body"/>
      <text:p text:style-name="P2">Prende los motores Kawasaki</text:p>
      <text:p text:style-name="P2">Que la disco está llena</text:p>
      <text:p text:style-name="Text_20_body"/>
      <text:p text:style-name="P3">if (disco está llena){</text:p>
      <text:p text:style-name="P3">prende los motores kawasaki;</text:p>
      <text:p text:style-name="P3">}</text:p>
      <text:p text:style-name="Text_20_body"/>
      <text:p text:style-name="P2">No trajo pantisito pa' que el nene no trabaje</text:p>
      <text:p text:style-name="Text_20_body"/>
      <text:p text:style-name="P3">if (el nene no quiere trabajar){</text:p>
      <text:p text:style-name="P3">no traer pantisito;</text:p>
      <text:p text:style-name="P3">}</text:p>
      <text:p text:style-name="Text_20_body"/>
      <text:p text:style-name="P2">He said he wants to touch it, and tease it, and squeeze it</text:p>
      <text:p text:style-name="P2">Well my piggy bank is hungry, my nigga, you need to feed it</text:p>
      <text:p text:style-name="Text_20_body"/>
      <text:p text:style-name="P3">if (i want to touch it || tease it || squeeze it){</text:p>
      <text:p text:style-name="P3">feed her piggy bank;</text:p>
      <text:p text:style-name="P3">}</text:p>
      <text:p text:style-name="Text_20_body"/>
      <text:p text:style-name="P2">I'm a whole rich bitch, and I work like I'm broke still</text:p>
      <text:p text:style-name="Text_20_body"/>
      <text:p text:style-name="P3">if (i’m a rich bitch){</text:p>
      <text:p text:style-name="P3">work like i’m broke;</text:p>
      <text:p text:style-name="P3">}</text:p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op #2</text:p>
      <text:p text:style-name="Text_20_body"/>
      <text:p text:style-name="P4"><text:a xlink:type="simple" xlink:href="https://open.spotify.com/track/7ATATJztoWLcqDAcVVof0C" text:style-name="Internet_20_link" text:visited-style-name="Visited_20_Internet_20_Link"><text:span text:style-name="T1">BEBE – 6ix9ine, Anuel Aa</text:span></text:a><text:span text:style-name="T3"> </text:span></text:p>
      <text:p text:style-name="Text_20_body"><text:line-break/></text:p>
      <text:p text:style-name="P1">top #3</text:p>
      <text:p text:style-name="Text_20_body"/>
      <text:p text:style-name="P4"><text:a xlink:type="simple" xlink:href="https://open.spotify.com/track/48zFZh27QU5qsrBjn4C2FA" text:style-name="Internet_20_link" text:visited-style-name="Visited_20_Internet_20_Link"><text:span text:style-name="T1">Vaina Loca – Ozuna, Manuel Turizo</text:span></text:a><text:span text:style-name="T3"> </text:span></text:p>
      <text:p text:style-name="Text_20_body"/>
      <text:p text:style-name="P2">Con nadie se compromete, y menos si tú le promete</text:p>
      <text:p text:style-name="Text_20_body"/>
      <text:p text:style-name="P3">if (prometo){</text:p>
      <text:p text:style-name="P3">ella no se compromete;</text:p>
      <text:p text:style-name="P3">}</text:p>
      <text:p text:style-name="Text_20_body"/>
      <text:p text:style-name="P2">Porque cuando te tengo cerquita</text:p>
      <text:p text:style-name="P2">Me entra una vaina loca que después no se me quita</text:p>
      <text:p text:style-name="Text_20_body"/>
      <text:p text:style-name="P3">if (te tengo cerquita){</text:p>
      <text:p text:style-name="P3">me entra una vaina loca;</text:p>
      <text:p text:style-name="P3">}</text:p>
      <text:p text:style-name="Text_20_body"/>
      <text:p text:style-name="P1">top #4</text:p>
      <text:p text:style-name="Text_20_body"/>
      <text:p text:style-name="P4"><text:a xlink:type="simple" xlink:href="https://open.spotify.com/track/5h8VHxOBK1VWWj46T8fSly" text:style-name="Internet_20_link" text:visited-style-name="Visited_20_Internet_20_Link"><text:span text:style-name="T1">TELÉFONO – Aitana</text:span></text:a><text:span text:style-name="T3"> </text:span></text:p>
      <text:p text:style-name="Text_20_body"/>
      <text:p text:style-name="P2">Hoy he dejado mi teléfono para no llamarte</text:p>
      <text:p text:style-name="Text_20_body"/>
      <text:p text:style-name="P3">if (dejo mi telefono){</text:p>
      <text:p text:style-name="P3">no te llamo;</text:p>
      <text:p text:style-name="P3">}</text:p>
      <text:p text:style-name="Text_20_body"/>
      <text:p text:style-name="P2">Para no llamarte, para así olvidarte</text:p>
      <text:p text:style-name="Text_20_body"/>
      <text:p text:style-name="P3">if (no te llamo){</text:p>
      <text:p text:style-name="P3">te olvido;</text:p>
      <text:p text:style-name="P3">}</text:p>
      <text:p text:style-name="Text_20_body"/>
      <text:p text:style-name="Text_20_body"/>
      <text:p text:style-name="P1"><text:soft-page-break/>top #5</text:p>
      <text:p text:style-name="Text_20_body"/>
      <text:p text:style-name="P4"><text:a xlink:type="simple" xlink:href="https://open.spotify.com/track/3rPAD722s5FFNnwjC91t7Z" text:style-name="Internet_20_link" text:visited-style-name="Visited_20_Internet_20_Link"><text:span text:style-name="T1">Quiere Beber – Anuel Aa</text:span></text:a><text:span text:style-name="T3"> </text:span></text:p>
      <text:p text:style-name="Text_20_body"/>
      <text:p text:style-name="P2">Ella se entregó y el tipo le falló</text:p>
      <text:p text:style-name="P2">Y por eso se va a rumbear (rumbear)</text:p>
      <text:p text:style-name="Text_20_body"/>
      <text:p text:style-name="P2">Ella quiere beber, ella quiere bailar (bailar)</text:p>
      <text:p text:style-name="Text_20_body"/>
      <text:p text:style-name="P3">if (el tipo le falla){</text:p>
      <text:p text:style-name="P3">se va a rumbear;</text:p>
      <text:p text:style-name="P3">ella quiere beber;</text:p>
      <text:p text:style-name="P3">ella quiere bailar;</text:p>
      <text:p text:style-name="P3">}</text:p>
      <text:p text:style-name="Text_20_body"/>
      <text:p text:style-name="P2">Ella se emborrachó-ó y conmigo se escapó-ó-ó</text:p>
      <text:p text:style-name="Text_20_body"/>
      <text:p text:style-name="P3">if (ella se emborracha){</text:p>
      <text:p text:style-name="P3">se escapa conmigo;</text:p>
      <text:p text:style-name="P3">}</text:p>
      <text:p text:style-name="Text_20_body"/>
      <text:p text:style-name="P1">top #6</text:p>
      <text:p text:style-name="Text_20_body"/>
      <text:p text:style-name="P4"><text:a xlink:type="simple" xlink:href="https://open.spotify.com/track/6xLvYhLOW2oETJoZv8ChU8" text:style-name="Internet_20_link" text:visited-style-name="Visited_20_Internet_20_Link"><text:span text:style-name="T1">Mujeres – Mozart La Para, Justin Quiles</text:span></text:a><text:span text:style-name="T3"> </text:span></text:p>
      <text:p text:style-name="Text_20_body"/>
      <text:p text:style-name="P2">Beber, joder, hasta que no pueda más</text:p>
      <text:p text:style-name="P2">Que la noche sigue</text:p>
      <text:p text:style-name="Text_20_body"/>
      <text:p text:style-name="P3">if (la noche sigue){</text:p>
      <text:p text:style-name="P3">beber, joder hasta que no pueda más;</text:p>
      <text:p text:style-name="P3">}</text:p>
      <text:p text:style-name="Text_20_body"/>
      <text:p text:style-name="P2">¿Estás nerviosa? Mastica hielo, café... tranquila</text:p>
      <text:p text:style-name="Text_20_body"/>
      <text:p text:style-name="P3">if (estás nerviosa){</text:p>
      <text:p text:style-name="P3">mastica hielo;</text:p>
      <text:p text:style-name="P3">toma café;</text:p>
      <text:p text:style-name="P3">}</text:p>
      <text:p text:style-name="Text_20_body"/>
      <text:p text:style-name="P2"><text:soft-page-break/>Y cuando se ennota, conmigo lo goza (jejeje)</text:p>
      <text:p text:style-name="P2">Se pone sabrosa y me entrega esa cosa (dame la mitad manin)</text:p>
      <text:p text:style-name="Text_20_body"/>
      <text:p text:style-name="P3">if (ella se ennota){</text:p>
      <text:p text:style-name="P3">se pone sabrosa;</text:p>
      <text:p text:style-name="P3">me entrega esa cosa;</text:p>
      <text:p text:style-name="P3">}</text:p>
      <text:p text:style-name="Text_20_body"/>
      <text:p text:style-name="P1">top #7</text:p>
      <text:p text:style-name="Text_20_body"/>
      <text:p text:style-name="P4"><text:a xlink:type="simple" xlink:href="https://open.spotify.com/track/33zcmmElV1YbRZe57biUjg" text:style-name="Internet_20_link" text:visited-style-name="Visited_20_Internet_20_Link"><text:span text:style-name="T1">Celoso – Lele Pons</text:span></text:a><text:span text:style-name="T3"> </text:span></text:p>
      <text:p text:style-name="Text_20_body"/>
      <text:p text:style-name="P2">Yo no tengo tiempo pa' tu' drama'</text:p>
      <text:p text:style-name="P2">A mí no me llame' a la cinco 'e la mañana</text:p>
      <text:p text:style-name="Text_20_body"/>
      <text:p text:style-name="P3">if (me llamas at 5am){</text:p>
      <text:p text:style-name="P3">no tengo tiempo pa tu drama;</text:p>
      <text:p text:style-name="P3">}</text:p>
      <text:p text:style-name="Text_20_body"/>
      <text:p text:style-name="P2">Te pone' celoso si me ve' con otro</text:p>
      <text:p text:style-name="Text_20_body"/>
      <text:p text:style-name="P3">if (me ves con otro){</text:p>
      <text:p text:style-name="P3">te pones celoso;</text:p>
      <text:p text:style-name="P3">}</text:p>
      <text:p text:style-name="P2">Sé que me celas y yo te veo</text:p>
      <text:p text:style-name="P2">Y tú me miras, yo me meneo (ey)</text:p>
      <text:p text:style-name="Text_20_body"/>
      <text:p text:style-name="P3">if (tu te celas){</text:p>
      <text:p text:style-name="P3">yo me meneo;</text:p>
      <text:p text:style-name="P3">}</text:p>
      <text:p text:style-name="Text_20_body"/>
      <text:p text:style-name="P2">Yo no pregunto si lo quiero, yo lo hago</text:p>
      <text:p text:style-name="Text_20_body"/>
      <text:p text:style-name="P3">if (quiero algo){</text:p>
      <text:p text:style-name="P3">no pregunto;</text:p>
      <text:p text:style-name="P3">lo hago;</text:p>
      <text:p text:style-name="P3">}</text:p>
      <text:p text:style-name="Text_20_body"/>
      <text:p text:style-name="P1"/>
      <text:p text:style-name="P1"/>
      <text:p text:style-name="P1"><text:soft-page-break/>top #8</text:p>
      <text:p text:style-name="Text_20_body"/>
      <text:p text:style-name="P4"><text:a xlink:type="simple" xlink:href="https://open.spotify.com/track/5qFeMRz4TvetPmzjre9Dq7" text:style-name="Internet_20_link" text:visited-style-name="Visited_20_Internet_20_Link"><text:span text:style-name="T1">No Es Justo – J Balvin, Zion &amp; Lennox</text:span></text:a><text:span text:style-name="T3"> </text:span></text:p>
      <text:p text:style-name="Text_20_body"/>
      <text:p text:style-name="P2">Si te acercas a mí, no pares</text:p>
      <text:p text:style-name="Text_20_body"/>
      <text:p text:style-name="P3">if (te acercas){</text:p>
      <text:p text:style-name="P3">no pares;</text:p>
      <text:p text:style-name="P3">}</text:p>
      <text:p text:style-name="Text_20_body"/>
      <text:p text:style-name="P2">Y si te digo "Está linda" una y otra vez</text:p>
      <text:p text:style-name="P2">Eso te gusta y lo sabes (heh, heh, heh)</text:p>
      <text:p text:style-name="Text_20_body"/>
      <text:p text:style-name="P3">if (te digo estás linda){</text:p>
      <text:p text:style-name="P3">te gusta;</text:p>
      <text:p text:style-name="P3">}</text:p>
      <text:p text:style-name="Text_20_body"/>
      <text:p text:style-name="P1">top #9</text:p>
      <text:p text:style-name="Text_20_body"/>
      <text:p text:style-name="P4"><text:a xlink:type="simple" xlink:href="https://open.spotify.com/track/00EPIEnX1JFjff8sC6bccd" text:style-name="Internet_20_link" text:visited-style-name="Visited_20_Internet_20_Link"><text:span text:style-name="T1">No Me Acuerdo – Thalía, Natti Natasha</text:span></text:a><text:span text:style-name="T3"> </text:span></text:p>
      <text:p text:style-name="Text_20_body"/>
      <text:p text:style-name="P2">Y que te monté los cuernos</text:p>
      <text:p text:style-name="P2">De eso no me acuerdo, no pasó, no pasó</text:p>
      <text:p text:style-name="Text_20_body"/>
      <text:p text:style-name="P3">if (te monté los cuernos){</text:p>
      <text:p text:style-name="P3">no me acuerdo;</text:p>
      <text:p text:style-name="P3">no pasó;</text:p>
      <text:p text:style-name="P3">}</text:p>
      <text:p text:style-name="Text_20_body"/>
      <text:p text:style-name="P2">Tú no tiene' nada que decir, cara dura</text:p>
      <text:p text:style-name="P2">Dijiste a las diez y llegaste a la una</text:p>
      <text:p text:style-name="P2">La otra vez, y me quedé esperándote</text:p>
      <text:p text:style-name="P2">Yo también tengo derecho a pasarla bien</text:p>
      <text:p text:style-name="Text_20_body"/>
      <text:p text:style-name="P3">if (tu llegas a la una){</text:p>
      <text:p text:style-name="P3">yo también la puedo pasar bien;</text:p>
      <text:p text:style-name="P3">}</text:p>
      <text:p text:style-name="Text_20_body"/>
      <text:p text:style-name="P1"/>
      <text:p text:style-name="P1"><text:soft-page-break/>top #10</text:p>
      <text:p text:style-name="Text_20_body"/>
      <text:p text:style-name="P4"><text:a xlink:type="simple" xlink:href="https://open.spotify.com/track/2XXMDz7SPZ4mSFN1PXfHUy" text:style-name="Internet_20_link" text:visited-style-name="Visited_20_Internet_20_Link"><text:span text:style-name="T1">Cuando Te Besé – Becky G, Paulo Londra</text:span></text:a><text:span text:style-name="T3"> </text:span></text:p>
      <text:p text:style-name="Text_20_body"/>
      <text:p text:style-name="P2">No sé por qué todo el tiempo yo quiero besarte</text:p>
      <text:p text:style-name="P2">Quizá', tal vez, nací para amarte (nací para amarte)</text:p>
      <text:p text:style-name="Text_20_body"/>
      <text:p text:style-name="P3">if (quiero besarte todo el tiempo){</text:p>
      <text:p text:style-name="P3">nací para amarte;</text:p>
      <text:p text:style-name="P3">}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ork Sans" svg:font-family="'Work Sans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04:58.270000000</meta:creation-date>
    <dc:date>2018-10-18T09:06:24.480000000</dc:date>
    <meta:editing-duration>PT1M28S</meta:editing-duration>
    <meta:editing-cycles>1</meta:editing-cycles>
    <meta:document-statistic meta:table-count="0" meta:image-count="0" meta:object-count="0" meta:page-count="6" meta:paragraph-count="133" meta:word-count="606" meta:character-count="2917" meta:non-whitespace-character-count="2420"/>
    <meta:generator>LibreOffice/6.0.0.3$Windows_x86 LibreOffice_project/64a0f66915f38c6217de274f0aa8e15618924765</meta:generator>
  </office:meta>
</office:document-meta>
</file>